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1" svg:font-family="'IPA Pゴシック'" style:font-pitch="variable"/>
    <style:font-face style:name="Liberation Sans1" svg:font-family="'Liberation Sans'" style:font-pitch="variable"/>
    <style:font-face style:name="ゆたココ(P)" svg:font-family="ゆたココ(P)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="Arrow" draw:marker-start-width="0.355cm" draw:marker-end-width="0.355cm" draw:fill="solid" draw:fill-color="#ffffff" draw:textarea-horizontal-align="justify" draw:textarea-vertical-align="middle" draw:auto-grow-height="false" fo:min-height="4.368cm" fo:min-width="6.24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3.66cm" fo:min-width="9.101cm"/>
    </style:style>
    <style:style style:name="gr3" style:family="graphic" style:parent-style-name="standard">
      <style:graphic-properties svg:stroke-width="0.05cm" svg:stroke-color="#000000" draw:marker-start="Arrow" draw:marker-start-width="0.355cm" draw:marker-end-width="0.355cm" draw:fill="solid" draw:fill-color="#ffffff" draw:textarea-horizontal-align="justify" draw:textarea-vertical-align="middle" draw:auto-grow-height="false" fo:min-height="4.7cm" fo:min-width="6.29cm" fo:padding-top="0.15cm" fo:padding-bottom="0.15cm" fo:padding-left="0.275cm" fo:padding-right="0.275cm"/>
    </style:style>
    <style:style style:name="gr4" style:family="graphic" style:parent-style-name="standard">
      <style:graphic-properties svg:stroke-width="0.1cm" svg:stroke-color="#996666" draw:marker-start-width="0.5cm" draw:marker-end-width="0.5cm" draw:fill="solid" draw:fill-color="#ffffff" draw:textarea-horizontal-align="justify" draw:textarea-vertical-align="middle" draw:auto-grow-height="false" fo:min-height="1.214cm" fo:min-width="2.79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336699" draw:marker-start-width="0.5cm" draw:marker-end-width="0.5cm" draw:fill="solid" draw:fill-color="#ffffff" draw:textarea-horizontal-align="justify" draw:textarea-vertical-align="middle" draw:auto-grow-height="false" fo:min-height="1.214cm" fo:min-width="3.5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cc9966" draw:marker-start-width="0.5cm" draw:marker-end-width="0.5cm" draw:fill="solid" draw:fill-color="#ffffff" draw:textarea-horizontal-align="justify" draw:textarea-vertical-align="middle" draw:auto-grow-height="false" fo:min-height="1.214cm" fo:min-width="2.51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39966" draw:marker-start-width="0.5cm" draw:marker-end-width="0.5cm" draw:fill="solid" draw:fill-color="#ffffff" draw:textarea-horizontal-align="justify" draw:textarea-vertical-align="middle" draw:auto-grow-height="false" fo:min-height="1.214cm" fo:min-width="2.51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0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5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542cm"/>
    </style:style>
    <style:style style:name="gr12" style:family="graphic" style:parent-style-name="objectwithoutfill">
      <style:graphic-properties draw:marker-start="Arrow" draw:marker-start-width="0.3cm" draw:fill="none" draw:textarea-vertical-align="middle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draw:stroke="none" svg:stroke-width="0.035cm" draw:stroke-linejoin="miter" draw:fill="solid" draw:fill-color="#000000"/>
    </style:style>
    <style:style style:name="gr15" style:family="graphic" style:parent-style-name="standard">
      <style:graphic-properties svg:stroke-width="0.1cm" svg:stroke-color="#99cc99" draw:marker-start-width="0.5cm" draw:marker-end-width="0.5cm" draw:fill="solid" draw:fill-color="#ffffff" draw:textarea-horizontal-align="justify" draw:textarea-vertical-align="middle" draw:auto-grow-height="false" fo:min-height="1.214cm" fo:min-width="4.703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717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width="0.05cm" svg:stroke-color="#000000" draw:marker-start="Arrow" draw:marker-start-width="0.355cm" draw:marker-end-width="0.355cm" draw:fill="solid" draw:fill-color="#ffffff" draw:textarea-horizontal-align="justify" draw:textarea-vertical-align="middle" draw:auto-grow-height="false" fo:min-height="4.65cm" fo:min-width="6.24cm" fo:padding-top="0.15cm" fo:padding-bottom="0.15cm" fo:padding-left="0.275cm" fo:padding-right="0.275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ゆたココ(P)" style:font-name-asian="ゆたココ(P)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-color="#ffffff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style:font-name="ゆたココ(P)" fo:font-size="18pt" style:font-name-asian="ゆたココ(P)"/>
    </style:style>
    <style:style style:name="P10" style:family="paragraph">
      <style:text-properties style:font-size-asian="18pt"/>
    </style:style>
    <style:style style:name="P11" style:family="paragraph">
      <loext:graphic-properties draw:fill="none" draw:fill-color="#ffffff"/>
      <style:text-properties style:font-name="ゆたココ(P)" style:font-name-asian="ゆたココ(P)" style:font-size-asian="18pt"/>
    </style:style>
    <style:style style:name="P12" style:family="paragraph">
      <loext:graphic-properties draw:fill-color="#ffffff"/>
      <style:text-properties style:font-size-asian="20pt"/>
    </style:style>
    <style:style style:name="T1" style:family="text">
      <style:text-properties style:font-name="ゆたココ(P)" style:font-name-asian="ゆたココ(P)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9.6cm" svg:height="6.6cm" svg:x="12.20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601cm" svg:height="3.91cm" svg:x="12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cm" svg:height="7cm" svg:x="4.4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8cm" svg:height="2.21cm" svg:x="11.6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798cm" svg:height="2.21cm" svg:x="7.5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4cm" svg:height="2.21cm" svg:x="2.3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4cm" svg:height="2.21cm" svg:x="5.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3.233cm" svg:height="0.89cm" svg:x="6.258cm" svg:y="4.21cm">
          <draw:text-box>
            <text:p><text:span text:style-name="T1">GP</text:span><text:span text:style-name="T1">方程式</text:span></text:p>
          </draw:text-box>
        </draw:frame>
        <draw:frame draw:style-name="gr9" draw:text-style-name="P3" draw:layer="layout" svg:width="3.558cm" svg:height="0.89cm" svg:x="2.8cm" svg:y="8.1cm">
          <draw:text-box>
            <text:p><text:span text:style-name="T1">BdG</text:span><text:span text:style-name="T1">方程式</text:span></text:p>
          </draw:text-box>
        </draw:frame>
        <draw:frame draw:style-name="gr10" draw:text-style-name="P3" draw:layer="layout" svg:width="5.044cm" svg:height="0.89cm" svg:x="7.953cm" svg:y="11.3cm">
          <draw:text-box>
            <text:p><text:span text:style-name="T1">Zeromode</text:span><text:span text:style-name="T1">方程式</text:span></text:p>
          </draw:text-box>
        </draw:frame>
        <draw:frame draw:style-name="gr11" draw:text-style-name="P3" draw:layer="layout" svg:width="3.042cm" svg:height="0.89cm" svg:x="12.4cm" svg:y="7.11cm">
          <draw:text-box>
            <text:p><text:span text:style-name="T1">量子補正</text:span></text:p>
          </draw:text-box>
        </draw:frame>
        <draw:line draw:style-name="gr12" draw:text-style-name="P4" draw:layer="layout" svg:x1="5.027cm" svg:y1="6.426cm" svg:x2="5.266cm" svg:y2="6.105cm">
          <text:p/>
        </draw:line>
        <draw:line draw:style-name="gr12" draw:text-style-name="P4" draw:layer="layout" svg:x1="6.1cm" svg:y1="10.9cm" svg:x2="5.776cm" svg:y2="10.666cm">
          <text:p/>
        </draw:line>
        <draw:line draw:style-name="gr12" draw:text-style-name="P4" draw:layer="layout" svg:x1="13.558cm" svg:y1="9.723cm" svg:x2="13.317cm" svg:y2="10.043cm">
          <text:p/>
        </draw:line>
        <draw:line draw:style-name="gr12" draw:text-style-name="P4" draw:layer="layout" svg:x1="11.332cm" svg:y1="5.033cm" svg:x2="11.694cm" svg:y2="5.203cm">
          <text:p/>
        </draw:line>
        <draw:g>
          <svg:title>TexMaths</svg:title>
          <svg:desc>22§display§\xi, \mu§svg§600§FALSE§</svg:desc>
          <draw:polygon draw:style-name="gr13" draw:text-style-name="P5" draw:layer="layout" svg:width="1.18cm" svg:height="0.685cm" svg:x="5.638cm" svg:y="6.15cm" svg:viewBox="0 0 1181 686" draw:points="592,686 0,686 0,0 1181,0 1181,686">
            <text:p/>
          </draw:polygon>
          <draw:path draw:style-name="gr14" draw:text-style-name="P6" draw:layer="layout" svg:width="0.329cm" svg:height="0.698cm" svg:x="5.656cm" svg:y="6.146cm" svg:viewBox="0 0 330 699" svg:d="M101 303c-83 55-101 128-101 157 0 37 22 59 22 61 26 26 33 29 90 51l95 35c11 6 26 11 26 35 0 18-13 40-37 40-33 0-60-18-68-25-5-2-5-4-9-4-7 0-7 7-7 9 0 9 40 37 84 37 48 0 81-44 81-83 0-38-28-51-37-55-11-5-38-14-49-18-15-7-30-11-46-17l-46-18c-35-15-59-37-59-70 0-31 30-99 96-132 29 11 51 11 69 11 22 0 72 0 72-25 0-19-35-22-64-22-15 0-37 0-66 11-19-22-24-46-24-61 0-44 29-103 88-132 13 18 31 18 49 18 19 0 70 0 70-25 0-19-35-19-66-19-9 0-29 0-48 2-3-7-5-11-5-24 0-11 5-29 5-29 0-7-5-11-9-11-16 0-16 35-16 37 0 16 7 29 7 31-84 24-136 86-136 145 0 29 13 62 50 82zM229 81c11-4 28-4 37-4 27 0 29 2 42 4-5 3-13 7-46 7-16 0-24 0-33-7zM167 292c18-4 35-4 44-4 29 0 31 2 44 4-4 5-13 7-48 7-18 0-27 0-40-7z">
            <text:p/>
          </draw:path>
          <draw:path draw:style-name="gr14" draw:text-style-name="P6" draw:layer="layout" svg:width="0.091cm" svg:height="0.232cm" svg:x="6.078cm" svg:y="6.60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4" draw:text-style-name="P6" draw:layer="layout" svg:width="0.419cm" svg:height="0.509cm" svg:x="6.377cm" svg:y="6.344cm" svg:viewBox="0 0 420 510" svg:d="M156 70c5-15 11-46 11-48 0-13-9-22-22-22-2 0-24 0-31 29l-112 448c-2 9-2 11-2 13 0 11 9 20 22 20 15 0 26-13 26-15 5-7 14-49 44-167 25 19 60 24 75 24 55 0 84-35 104-57 6 35 35 57 70 57 26 0 44-18 57-44 13-27 22-75 22-75 0-9-7-9-9-9-6 0-9 2-11 13-13 51-26 97-59 97-20 0-22-20-22-35 0-18 9-53 15-81l22-84c2-11 9-42 13-53 5-17 11-46 11-52 0-14-11-20-22-20-4 0-24 0-30 26l-38 145c-8 40-17 73-19 79 0 5-38 75-102 75-37 0-57-26-57-68 0-22 7-44 11-66z">
            <text:p/>
          </draw:path>
        </draw:g>
        <draw:g>
          <svg:title>TexMaths</svg:title>
          <svg:desc>22§display§\eta, I§svg§600§FALSE§</svg:desc>
          <draw:polygon draw:style-name="gr13" draw:text-style-name="P5" draw:layer="layout" svg:width="1.154cm" svg:height="0.676cm" svg:x="6.239cm" svg:y="9.949cm" svg:viewBox="0 0 1155 677" draw:points="576,677 0,677 0,0 1155,0 1155,677">
            <text:p/>
          </draw:polygon>
          <draw:path draw:style-name="gr14" draw:text-style-name="P6" draw:layer="layout" svg:width="0.362cm" svg:height="0.509cm" svg:x="6.261cm" svg:y="10.134cm" svg:viewBox="0 0 363 510" svg:d="M356 128c5-14 7-25 7-44 0-51-31-84-90-84-60 0-101 40-119 68-4-44-37-68-73-68-35 0-50 31-57 44-13 26-24 73-24 75 0 9 9 9 9 9 9 0 9 0 13-18 13-55 29-92 57-92 13 0 24 6 24 35 0 15-2 24-13 66l-44 178c-2 11-6 31-6 33 0 15 11 22 22 22 8 0 24-7 28-22 0-2 11-38 16-57l17-71c5-17 9-33 13-52 0-5 7-29 7-33 2-9 26-51 53-73 17-13 42-26 75-26 35 0 44 26 44 52 0 5 0 20-9 51l-88 356c-2 9-2 11-2 13 0 11 6 20 19 20 25 0 31-22 33-31z">
            <text:p/>
          </draw:path>
          <draw:path draw:style-name="gr14" draw:text-style-name="P6" draw:layer="layout" svg:width="0.091cm" svg:height="0.232cm" svg:x="6.716cm" svg:y="10.39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4" draw:text-style-name="P6" draw:layer="layout" svg:width="0.36cm" svg:height="0.529cm" svg:x="7.018cm" svg:y="9.947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</draw:g>
        <draw:g>
          <svg:title>TexMaths</svg:title>
          <svg:desc>22§display§\ket{\Psi}§svg§600§FALSE§</svg:desc>
          <draw:polygon draw:style-name="gr13" draw:text-style-name="P5" draw:layer="layout" svg:width="1.114cm" svg:height="0.771cm" svg:x="11.641cm" svg:y="9.25cm" svg:viewBox="0 0 1115 772" draw:points="559,772 0,772 0,0 1115,0 1115,772">
            <text:p/>
          </draw:polygon>
          <draw:path draw:style-name="gr14" draw:text-style-name="P6" draw:layer="layout" svg:width="0.032cm" svg:height="0.773cm" svg:x="11.733cm" svg:y="9.248cm" svg:viewBox="0 0 33 774" svg:d="M33 29c0-16 0-29-15-29-18 0-18 13-18 29v719c0 13 0 26 18 26 15 0 15-13 15-26z">
            <text:p/>
          </draw:path>
          <draw:path draw:style-name="gr14" draw:text-style-name="P6" draw:layer="layout" svg:width="0.514cm" svg:height="0.529cm" svg:x="11.901cm" svg:y="9.301cm" svg:viewBox="0 0 515 530" svg:d="M288 62c0-27 0-38 73-38h26v-24c-29 2-99 2-132 2-31 0-103 0-132-2v24h27c72 0 72 11 72 38v345c-101-29-105-148-105-198 0-95-36-108-69-108h-28c-11 0-20 0-20 7 0 4 2 9 7 9 26 4 46 15 46 105 0 18 2 79 39 132 31 42 77 64 130 70v44c0 27 0 38-72 38h-27v24c29-2 99-2 132-2 31 0 103 0 132 2v-24h-26c-73 0-73-9-73-38v-44c55-6 103-28 132-70 42-55 42-117 42-150 0-13 0-81 42-87 6 0 11 0 11-9 0-7-7-7-18-7h-31c-31 0-68 5-68 117-2 85-26 167-110 189z">
            <text:p/>
          </draw:path>
          <draw:path draw:style-name="gr14" draw:text-style-name="P6" draw:layer="layout" svg:width="0.173cm" svg:height="0.773cm" svg:x="12.496cm" svg:y="9.248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0§display§\ev{\varphi^\dagger\varphi}, \ev{\varphi\varphi}§svg§600§FALSE§</svg:desc>
          <draw:polygon draw:style-name="gr13" draw:text-style-name="P5" draw:layer="layout" svg:width="3.771cm" svg:height="0.875cm" svg:x="8.543cm" svg:y="5.755cm" svg:viewBox="0 0 3772 876" draw:points="1886,876 0,876 0,0 3772,0 3772,876">
            <text:p/>
          </draw:polygon>
          <draw:path draw:style-name="gr14" draw:text-style-name="P6" draw:layer="layout" svg:width="0.209cm" svg:height="0.845cm" svg:x="8.611cm" svg:y="5.789cm" svg:viewBox="0 0 210 846" svg:d="M180 830c4 12 6 16 16 16 6 0 14-6 14-14 0-2 0-4-4-14l-176-396 176-394c4-10 4-14 4-14 0-8-8-14-14-14-10 0-12 6-16 14l-176 396c-4 8-4 12-4 12 0 2 0 4 4 14z">
            <text:p/>
          </draw:path>
          <draw:path draw:style-name="gr14" draw:text-style-name="P6" draw:layer="layout" svg:width="0.401cm" svg:height="0.465cm" svg:x="8.911cm" svg:y="6.075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4" draw:text-style-name="P6" draw:layer="layout" svg:width="0.183cm" svg:height="0.453cm" svg:x="9.371cm" svg:y="5.749cm" svg:viewBox="0 0 184 454" svg:d="M98 142c8 0 12 0 28 4 16 6 28 8 36 8 20 0 22-14 22-20 0-4-2-18-22-18-8 0-20 2-36 8-16 4-20 4-28 4 0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6-24-6-36z">
            <text:p/>
          </draw:path>
          <draw:path draw:style-name="gr14" draw:text-style-name="P6" draw:layer="layout" svg:width="0.401cm" svg:height="0.465cm" svg:x="9.661cm" svg:y="6.075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4" draw:text-style-name="P6" draw:layer="layout" svg:width="0.209cm" svg:height="0.845cm" svg:x="10.143cm" svg:y="5.789cm" svg:viewBox="0 0 210 846" svg:d="M180 422l-176 396c-4 10-4 12-4 14 0 8 6 14 14 14 10 0 12-6 16-16l176-394c4-10 4-12 4-14 0 0 0-4-4-12l-176-394c-6-12-8-16-16-16s-14 6-14 14c0 0 0 4 4 14z">
            <text:p/>
          </draw:path>
          <draw:path draw:style-name="gr14" draw:text-style-name="P6" draw:layer="layout" svg:width="0.083cm" svg:height="0.211cm" svg:x="10.597cm" svg:y="6.311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14" draw:text-style-name="P6" draw:layer="layout" svg:width="0.157cm" svg:height="0.703cm" svg:x="10.925cm" svg:y="5.859cm" svg:viewBox="0 0 158 704" svg:d="M156 26c2-6 2-8 2-12 0-8-6-14-14-14-6 0-10 4-16 16l-124 324c-2 4-4 8-4 12 0 2 0 4 4 12l124 324c2 8 6 16 16 16 8 0 14-6 14-14 0-2 0-2-2-10l-126-328z">
            <text:p/>
          </draw:path>
          <draw:path draw:style-name="gr14" draw:text-style-name="P6" draw:layer="layout" svg:width="0.401cm" svg:height="0.465cm" svg:x="11.157cm" svg:y="6.075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4" draw:text-style-name="P6" draw:layer="layout" svg:width="0.401cm" svg:height="0.465cm" svg:x="11.615cm" svg:y="6.075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4" draw:text-style-name="P6" draw:layer="layout" svg:width="0.157cm" svg:height="0.703cm" svg:x="12.079cm" svg:y="5.859cm" svg:viewBox="0 0 158 704" svg:d="M156 364c2-8 2-10 2-12s0-4-2-12l-126-324c-4-12-8-16-16-16s-14 6-14 14c0 2 0 4 4 12l126 326-126 326c-4 8-4 10-4 12 0 8 6 14 14 14 10 0 12-6 16-14z">
            <text:p/>
          </draw:path>
        </draw:g>
        <draw:custom-shape draw:style-name="gr15" draw:text-style-name="P1" draw:layer="layout" svg:width="7.499cm" svg:height="2.21cm" svg:x="18.901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6.217cm" svg:height="0.89cm" svg:x="19.8cm" svg:y="7.11cm">
          <draw:text-box>
            <text:p><text:span text:style-name="T1">熱力学ポテンシャル</text:span></text:p>
          </draw:text-box>
        </draw:frame>
        <draw:line draw:style-name="gr12" draw:text-style-name="P4" draw:layer="layout" svg:x1="17.272cm" svg:y1="11.005cm" svg:x2="16.872cm" svg:y2="11.005cm">
          <text:p/>
        </draw:line>
        <draw:g>
          <svg:title>TexMaths</svg:title>
          <svg:desc>22§display§\xi, \eta, \ket{\Psi}§svg§600§FALSE§</svg:desc>
          <draw:polygon draw:style-name="gr13" draw:text-style-name="P5" draw:layer="layout" svg:width="2.584cm" svg:height="0.771cm" svg:x="15.943cm" svg:y="9.752cm" svg:viewBox="0 0 2585 772" draw:points="1291,772 0,772 0,0 2585,0 2585,772">
            <text:p/>
          </draw:polygon>
          <draw:path draw:style-name="gr14" draw:text-style-name="P6" draw:layer="layout" svg:width="0.329cm" svg:height="0.698cm" svg:x="15.961cm" svg:y="9.792cm" svg:viewBox="0 0 330 699" svg:d="M101 303c-83 55-101 128-101 157 0 37 22 59 22 61 26 27 33 29 90 51l95 35c11 6 26 11 26 35 0 18-13 40-37 40-33 0-60-18-68-25-5-2-5-4-9-4-7 0-7 7-7 9 0 9 40 37 84 37 48 0 81-44 81-83 0-38-28-51-37-55-11-5-38-13-49-18-15-6-30-11-46-17l-46-18c-35-15-59-37-59-70 0-31 30-99 96-132 29 11 51 11 69 11 22 0 72 0 72-25 0-19-35-22-64-22-15 0-37 0-66 11-19-22-24-46-24-61 0-44 29-103 88-132 13 18 31 18 49 18 19 0 70 0 70-25 0-19-35-19-66-19-9 0-29 0-48 2-3-7-5-11-5-24 0-11 5-29 5-29 0-7-5-11-9-11-16 0-16 35-16 37 0 16 7 29 7 31-84 24-136 86-136 145 0 29 13 62 50 82zM229 81c11-4 28-4 37-4 27 0 29 2 42 4-4 3-13 7-46 7-16 0-24 0-33-7zM167 292c18-4 35-4 44-4 29 0 31 2 44 4-4 5-13 7-48 7-18 0-27 0-40-7z">
            <text:p/>
          </draw:path>
          <draw:path draw:style-name="gr14" draw:text-style-name="P6" draw:layer="layout" svg:width="0.091cm" svg:height="0.232cm" svg:x="16.383cm" svg:y="10.247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4" draw:text-style-name="P6" draw:layer="layout" svg:width="0.362cm" svg:height="0.509cm" svg:x="16.68cm" svg:y="9.987cm" svg:viewBox="0 0 363 510" svg:d="M356 128c5-14 7-25 7-44 0-51-31-84-90-84-60 0-101 40-119 68-4-44-37-68-73-68-35 0-50 31-57 44-13 26-24 73-24 75 0 9 9 9 9 9 9 0 9 0 13-18 13-55 29-92 57-92 13 0 24 6 24 35 0 15-2 24-13 66l-44 178c-2 11-6 31-6 33 0 15 11 22 22 22 8 0 24-7 28-22 0-2 11-38 16-57l17-71c5-17 9-33 13-52 0-5 7-29 7-33 2-9 26-51 53-73 17-13 42-26 75-26 35 0 44 26 44 52 0 5 0 20-9 51l-88 356c-2 9-2 11-2 13 0 11 6 20 19 20 25 0 31-22 33-31z">
            <text:p/>
          </draw:path>
          <draw:path draw:style-name="gr14" draw:text-style-name="P6" draw:layer="layout" svg:width="0.091cm" svg:height="0.232cm" svg:x="17.135cm" svg:y="10.247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4" draw:text-style-name="P6" draw:layer="layout" svg:width="0.032cm" svg:height="0.773cm" svg:x="17.503cm" svg:y="9.75cm" svg:viewBox="0 0 33 774" svg:d="M33 29c0-16 0-29-15-29-18 0-18 13-18 29v719c0 13 0 26 18 26 15 0 15-13 15-26z">
            <text:p/>
          </draw:path>
          <draw:path draw:style-name="gr14" draw:text-style-name="P6" draw:layer="layout" svg:width="0.514cm" svg:height="0.529cm" svg:x="17.67cm" svg:y="9.803cm" svg:viewBox="0 0 515 530" svg:d="M288 62c0-27 0-38 73-38h26v-24c-28 2-99 2-132 2-31 0-103 0-132-2v24h27c72 0 72 11 72 38v345c-101-29-105-148-105-198 0-95-36-108-69-108h-28c-11 0-20 0-20 7 0 4 2 9 7 9 26 4 46 15 46 105 0 18 2 79 39 132 31 42 77 64 130 70v44c0 27 0 38-72 38h-27v24c29-2 99-2 132-2 31 0 104 0 132 2v-24h-26c-73 0-73-9-73-38v-44c55-6 104-28 132-70 42-55 42-117 42-150 0-13 0-81 42-87 6 0 11 0 11-9 0-7-7-7-18-7h-31c-30 0-68 5-68 117-2 85-26 167-110 189z">
            <text:p/>
          </draw:path>
          <draw:path draw:style-name="gr14" draw:text-style-name="P6" draw:layer="layout" svg:width="0.173cm" svg:height="0.773cm" svg:x="18.268cm" svg:y="9.75cm" svg:viewBox="0 0 174 774" svg:d="M172 400c2-9 2-11 2-13s0-4-2-13l-139-356c-4-14-9-18-18-18-8 0-15 7-15 15 0 3 0 5 4 14l139 358-139 358c-4 9-4 11-4 14 0 8 7 15 15 15 11 0 14-7 18-15z">
            <text:p/>
          </draw:path>
        </draw:g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2" draw:text-style-name="P2" draw:layer="layout" svg:width="9.601cm" svg:height="3.91cm" svg:x="12.4cm" svg:y="3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9.6cm" svg:height="7cm" svg:x="4.4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8cm" svg:height="2.21cm" svg:x="11.6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798cm" svg:height="2.21cm" svg:x="7.5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4cm" svg:height="2.21cm" svg:x="2.3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4cm" svg:height="2.21cm" svg:x="5.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3.233cm" svg:height="0.89cm" svg:x="6.258cm" svg:y="4.21cm">
          <draw:text-box>
            <text:p><text:span text:style-name="T1">GP</text:span><text:span text:style-name="T1">方程式</text:span></text:p>
          </draw:text-box>
        </draw:frame>
        <draw:frame draw:style-name="gr9" draw:text-style-name="P3" draw:layer="layout" svg:width="3.558cm" svg:height="0.89cm" svg:x="2.8cm" svg:y="8.1cm">
          <draw:text-box>
            <text:p><text:span text:style-name="T1">BdG</text:span><text:span text:style-name="T1">方程式</text:span></text:p>
          </draw:text-box>
        </draw:frame>
        <draw:frame draw:style-name="gr10" draw:text-style-name="P3" draw:layer="layout" svg:width="5.044cm" svg:height="0.89cm" svg:x="7.953cm" svg:y="11.3cm">
          <draw:text-box>
            <text:p><text:span text:style-name="T1">Zeromode</text:span><text:span text:style-name="T1">方程式</text:span></text:p>
          </draw:text-box>
        </draw:frame>
        <draw:frame draw:style-name="gr11" draw:text-style-name="P3" draw:layer="layout" svg:width="3.042cm" svg:height="0.89cm" svg:x="12.4cm" svg:y="7.11cm">
          <draw:text-box>
            <text:p><text:span text:style-name="T1">量子補正</text:span></text:p>
          </draw:text-box>
        </draw:frame>
        <draw:line draw:style-name="gr12" draw:text-style-name="P4" draw:layer="layout" svg:x1="5.027cm" svg:y1="6.426cm" svg:x2="5.266cm" svg:y2="6.105cm">
          <text:p/>
        </draw:line>
        <draw:line draw:style-name="gr12" draw:text-style-name="P4" draw:layer="layout" svg:x1="6.1cm" svg:y1="10.9cm" svg:x2="5.776cm" svg:y2="10.666cm">
          <text:p/>
        </draw:line>
        <draw:line draw:style-name="gr12" draw:text-style-name="P4" draw:layer="layout" svg:x1="13.558cm" svg:y1="9.723cm" svg:x2="13.317cm" svg:y2="10.043cm">
          <text:p/>
        </draw:line>
        <draw:line draw:style-name="gr12" draw:text-style-name="P4" draw:layer="layout" svg:x1="11.332cm" svg:y1="5.033cm" svg:x2="11.694cm" svg:y2="5.203cm">
          <text:p/>
        </draw:line>
        <draw:g>
          <svg:title>TexMaths</svg:title>
          <svg:desc>22§display§\xi, \mu§svg§600§FALSE§</svg:desc>
          <draw:polygon draw:style-name="gr13" draw:text-style-name="P5" draw:layer="layout" svg:width="1.18cm" svg:height="0.685cm" svg:x="5.638cm" svg:y="6.15cm" svg:viewBox="0 0 1181 686" draw:points="592,686 0,686 0,0 1181,0 1181,686">
            <text:p/>
          </draw:polygon>
          <draw:path draw:style-name="gr14" draw:text-style-name="P6" draw:layer="layout" svg:width="0.329cm" svg:height="0.698cm" svg:x="5.656cm" svg:y="6.146cm" svg:viewBox="0 0 330 699" svg:d="M101 303c-83 55-101 128-101 157 0 37 22 59 22 61 26 26 33 29 90 51l95 35c11 6 26 11 26 35 0 18-13 40-37 40-33 0-60-18-68-25-5-2-5-4-9-4-7 0-7 7-7 9 0 9 40 37 84 37 48 0 81-44 81-83 0-38-28-51-37-55-11-5-38-14-49-18-15-7-30-11-46-17l-46-18c-35-15-59-37-59-70 0-31 30-99 96-132 29 11 51 11 69 11 22 0 72 0 72-25 0-19-35-22-64-22-15 0-37 0-66 11-19-22-24-46-24-61 0-44 29-103 88-132 13 18 31 18 49 18 19 0 70 0 70-25 0-19-35-19-66-19-9 0-29 0-48 2-3-7-5-11-5-24 0-11 5-29 5-29 0-7-5-11-9-11-16 0-16 35-16 37 0 16 7 29 7 31-84 24-136 86-136 145 0 29 13 62 50 82zM229 81c11-4 28-4 37-4 27 0 29 2 42 4-5 3-13 7-46 7-16 0-24 0-33-7zM167 292c18-4 35-4 44-4 29 0 31 2 44 4-4 5-13 7-48 7-18 0-27 0-40-7z">
            <text:p/>
          </draw:path>
          <draw:path draw:style-name="gr14" draw:text-style-name="P6" draw:layer="layout" svg:width="0.091cm" svg:height="0.232cm" svg:x="6.078cm" svg:y="6.60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4" draw:text-style-name="P6" draw:layer="layout" svg:width="0.419cm" svg:height="0.509cm" svg:x="6.377cm" svg:y="6.344cm" svg:viewBox="0 0 420 510" svg:d="M156 70c5-15 11-46 11-48 0-13-9-22-22-22-2 0-24 0-31 29l-112 448c-2 9-2 11-2 13 0 11 9 20 22 20 15 0 26-13 26-15 5-7 14-49 44-167 25 19 60 24 75 24 55 0 84-35 104-57 6 35 35 57 70 57 26 0 44-18 57-44 13-27 22-75 22-75 0-9-7-9-9-9-6 0-9 2-11 13-13 51-26 97-59 97-20 0-22-20-22-35 0-18 9-53 15-81l22-84c2-11 9-42 13-53 5-17 11-46 11-52 0-14-11-20-22-20-4 0-24 0-30 26l-38 145c-8 40-17 73-19 79 0 5-38 75-102 75-37 0-57-26-57-68 0-22 7-44 11-66z">
            <text:p/>
          </draw:path>
        </draw:g>
        <draw:g>
          <svg:title>TexMaths</svg:title>
          <svg:desc>22§display§\eta, I§svg§600§FALSE§</svg:desc>
          <draw:polygon draw:style-name="gr13" draw:text-style-name="P5" draw:layer="layout" svg:width="1.154cm" svg:height="0.676cm" svg:x="6.239cm" svg:y="9.949cm" svg:viewBox="0 0 1155 677" draw:points="576,677 0,677 0,0 1155,0 1155,677">
            <text:p/>
          </draw:polygon>
          <draw:path draw:style-name="gr14" draw:text-style-name="P6" draw:layer="layout" svg:width="0.362cm" svg:height="0.509cm" svg:x="6.261cm" svg:y="10.134cm" svg:viewBox="0 0 363 510" svg:d="M356 128c5-14 7-25 7-44 0-51-31-84-90-84-60 0-101 40-119 68-4-44-37-68-73-68-35 0-50 31-57 44-13 26-24 73-24 75 0 9 9 9 9 9 9 0 9 0 13-18 13-55 29-92 57-92 13 0 24 6 24 35 0 15-2 24-13 66l-44 178c-2 11-6 31-6 33 0 15 11 22 22 22 8 0 24-7 28-22 0-2 11-38 16-57l17-71c5-17 9-33 13-52 0-5 7-29 7-33 2-9 26-51 53-73 17-13 42-26 75-26 35 0 44 26 44 52 0 5 0 20-9 51l-88 356c-2 9-2 11-2 13 0 11 6 20 19 20 25 0 31-22 33-31z">
            <text:p/>
          </draw:path>
          <draw:path draw:style-name="gr14" draw:text-style-name="P6" draw:layer="layout" svg:width="0.091cm" svg:height="0.232cm" svg:x="6.716cm" svg:y="10.39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4" draw:text-style-name="P6" draw:layer="layout" svg:width="0.36cm" svg:height="0.529cm" svg:x="7.018cm" svg:y="9.947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</draw:g>
        <draw:g>
          <svg:title>TexMaths</svg:title>
          <svg:desc>22§display§\ket{\Psi}§svg§600§FALSE§</svg:desc>
          <draw:polygon draw:style-name="gr13" draw:text-style-name="P5" draw:layer="layout" svg:width="1.114cm" svg:height="0.771cm" svg:x="11.641cm" svg:y="9.25cm" svg:viewBox="0 0 1115 772" draw:points="559,772 0,772 0,0 1115,0 1115,772">
            <text:p/>
          </draw:polygon>
          <draw:path draw:style-name="gr14" draw:text-style-name="P6" draw:layer="layout" svg:width="0.032cm" svg:height="0.773cm" svg:x="11.733cm" svg:y="9.248cm" svg:viewBox="0 0 33 774" svg:d="M33 29c0-16 0-29-15-29-18 0-18 13-18 29v719c0 13 0 26 18 26 15 0 15-13 15-26z">
            <text:p/>
          </draw:path>
          <draw:path draw:style-name="gr14" draw:text-style-name="P6" draw:layer="layout" svg:width="0.514cm" svg:height="0.529cm" svg:x="11.901cm" svg:y="9.301cm" svg:viewBox="0 0 515 530" svg:d="M288 62c0-27 0-38 73-38h26v-24c-29 2-99 2-132 2-31 0-103 0-132-2v24h27c72 0 72 11 72 38v345c-101-29-105-148-105-198 0-95-36-108-69-108h-28c-11 0-20 0-20 7 0 4 2 9 7 9 26 4 46 15 46 105 0 18 2 79 39 132 31 42 77 64 130 70v44c0 27 0 38-72 38h-27v24c29-2 99-2 132-2 31 0 103 0 132 2v-24h-26c-73 0-73-9-73-38v-44c55-6 103-28 132-70 42-55 42-117 42-150 0-13 0-81 42-87 6 0 11 0 11-9 0-7-7-7-18-7h-31c-31 0-68 5-68 117-2 85-26 167-110 189z">
            <text:p/>
          </draw:path>
          <draw:path draw:style-name="gr14" draw:text-style-name="P6" draw:layer="layout" svg:width="0.173cm" svg:height="0.773cm" svg:x="12.496cm" svg:y="9.248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0§display§\ev{\varphi^\dagger\varphi}, \ev{\varphi\varphi}§svg§600§FALSE§</svg:desc>
          <draw:polygon draw:style-name="gr13" draw:text-style-name="P5" draw:layer="layout" svg:width="3.771cm" svg:height="0.875cm" svg:x="8.543cm" svg:y="5.755cm" svg:viewBox="0 0 3772 876" draw:points="1886,876 0,876 0,0 3772,0 3772,876">
            <text:p/>
          </draw:polygon>
          <draw:path draw:style-name="gr14" draw:text-style-name="P6" draw:layer="layout" svg:width="0.209cm" svg:height="0.845cm" svg:x="8.611cm" svg:y="5.789cm" svg:viewBox="0 0 210 846" svg:d="M180 830c4 12 6 16 16 16 6 0 14-6 14-14 0-2 0-4-4-14l-176-396 176-394c4-10 4-14 4-14 0-8-8-14-14-14-10 0-12 6-16 14l-176 396c-4 8-4 12-4 12 0 2 0 4 4 14z">
            <text:p/>
          </draw:path>
          <draw:path draw:style-name="gr14" draw:text-style-name="P6" draw:layer="layout" svg:width="0.401cm" svg:height="0.465cm" svg:x="8.911cm" svg:y="6.075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4" draw:text-style-name="P6" draw:layer="layout" svg:width="0.183cm" svg:height="0.453cm" svg:x="9.371cm" svg:y="5.749cm" svg:viewBox="0 0 184 454" svg:d="M98 142c8 0 12 0 28 4 16 6 28 8 36 8 20 0 22-14 22-20 0-4-2-18-22-18-8 0-20 2-36 8-16 4-20 4-28 4 0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6-24-6-36z">
            <text:p/>
          </draw:path>
          <draw:path draw:style-name="gr14" draw:text-style-name="P6" draw:layer="layout" svg:width="0.401cm" svg:height="0.465cm" svg:x="9.661cm" svg:y="6.075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4" draw:text-style-name="P6" draw:layer="layout" svg:width="0.209cm" svg:height="0.845cm" svg:x="10.143cm" svg:y="5.789cm" svg:viewBox="0 0 210 846" svg:d="M180 422l-176 396c-4 10-4 12-4 14 0 8 6 14 14 14 10 0 12-6 16-16l176-394c4-10 4-12 4-14 0 0 0-4-4-12l-176-394c-6-12-8-16-16-16s-14 6-14 14c0 0 0 4 4 14z">
            <text:p/>
          </draw:path>
          <draw:path draw:style-name="gr14" draw:text-style-name="P6" draw:layer="layout" svg:width="0.083cm" svg:height="0.211cm" svg:x="10.597cm" svg:y="6.311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14" draw:text-style-name="P6" draw:layer="layout" svg:width="0.157cm" svg:height="0.703cm" svg:x="10.925cm" svg:y="5.859cm" svg:viewBox="0 0 158 704" svg:d="M156 26c2-6 2-8 2-12 0-8-6-14-14-14-6 0-10 4-16 16l-124 324c-2 4-4 8-4 12 0 2 0 4 4 12l124 324c2 8 6 16 16 16 8 0 14-6 14-14 0-2 0-2-2-10l-126-328z">
            <text:p/>
          </draw:path>
          <draw:path draw:style-name="gr14" draw:text-style-name="P6" draw:layer="layout" svg:width="0.401cm" svg:height="0.465cm" svg:x="11.157cm" svg:y="6.075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4" draw:text-style-name="P6" draw:layer="layout" svg:width="0.401cm" svg:height="0.465cm" svg:x="11.615cm" svg:y="6.075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4" draw:text-style-name="P6" draw:layer="layout" svg:width="0.157cm" svg:height="0.703cm" svg:x="12.079cm" svg:y="5.859cm" svg:viewBox="0 0 158 704" svg:d="M156 364c2-8 2-10 2-12s0-4-2-12l-126-324c-4-12-8-16-16-16s-14 6-14 14c0 2 0 4 4 12l126 326-126 326c-4 8-4 10-4 12 0 8 6 14 14 14 10 0 12-6 16-14z">
            <text:p/>
          </draw:path>
        </draw:g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2" draw:text-style-name="P2" draw:layer="layout" svg:width="9.601cm" svg:height="3.91cm" svg:x="12.4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98cm" svg:height="2.21cm" svg:x="5.302cm" svg:y="10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4cm" svg:height="2.21cm" svg:x="5.8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4cm" svg:height="2.21cm" svg:x="5.8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3.233cm" svg:height="0.89cm" svg:x="6.458cm" svg:y="4.91cm">
          <draw:text-box>
            <text:p><text:span text:style-name="T1">GP</text:span><text:span text:style-name="T1">方程式</text:span></text:p>
          </draw:text-box>
        </draw:frame>
        <draw:frame draw:style-name="gr9" draw:text-style-name="P3" draw:layer="layout" svg:width="3.558cm" svg:height="0.89cm" svg:x="6.3cm" svg:y="8.1cm">
          <draw:text-box>
            <text:p><text:span text:style-name="T1">BdG</text:span><text:span text:style-name="T1">方程式</text:span></text:p>
          </draw:text-box>
        </draw:frame>
        <draw:frame draw:style-name="gr10" draw:text-style-name="P3" draw:layer="layout" svg:width="5.044cm" svg:height="0.89cm" svg:x="5.753cm" svg:y="11.5cm">
          <draw:text-box>
            <text:p><text:span text:style-name="T1">Zeromode</text:span><text:span text:style-name="T1">方程式</text:span></text:p>
          </draw:text-box>
        </draw:frame>
        <draw:line draw:style-name="gr12" draw:text-style-name="P4" draw:layer="layout" svg:x1="8.047cm" svg:y1="7.165cm" svg:x2="8.047cm" svg:y2="6.765cm">
          <text:p/>
        </draw:line>
        <draw:g>
          <svg:title>TexMaths</svg:title>
          <svg:desc>22§display§\xi, \mu§svg§600§FALSE§</svg:desc>
          <draw:polygon draw:style-name="gr13" draw:text-style-name="P5" draw:layer="layout" svg:width="1.18cm" svg:height="0.685cm" svg:x="5.638cm" svg:y="6.45cm" svg:viewBox="0 0 1181 686" draw:points="592,686 0,686 0,0 1181,0 1181,686">
            <text:p/>
          </draw:polygon>
          <draw:path draw:style-name="gr14" draw:text-style-name="P6" draw:layer="layout" svg:width="0.329cm" svg:height="0.698cm" svg:x="5.656cm" svg:y="6.446cm" svg:viewBox="0 0 330 699" svg:d="M101 303c-83 55-101 128-101 157 0 37 22 59 22 61 26 26 33 29 90 51l95 35c11 6 26 11 26 35 0 18-13 40-37 40-33 0-60-18-68-25-5-2-5-4-9-4-7 0-7 7-7 9 0 9 40 37 84 37 48 0 81-44 81-83 0-38-28-51-37-55-11-5-38-14-49-18-15-7-30-11-46-17l-46-18c-35-15-59-37-59-70 0-31 30-99 96-132 29 11 51 11 69 11 22 0 72 0 72-25 0-19-35-22-64-22-15 0-37 0-66 11-19-22-24-46-24-61 0-44 29-103 88-132 13 18 31 18 49 18 19 0 70 0 70-25 0-19-35-19-66-19-9 0-29 0-48 2-3-7-5-11-5-24 0-11 5-29 5-29 0-7-5-11-9-11-16 0-16 35-16 37 0 16 7 29 7 31-84 24-136 86-136 145 0 29 13 62 50 82zM229 81c11-4 28-4 37-4 27 0 29 2 42 4-5 3-13 7-46 7-16 0-24 0-33-7zM167 292c18-4 35-4 44-4 29 0 31 2 44 4-4 5-13 7-48 7-18 0-27 0-40-7z">
            <text:p/>
          </draw:path>
          <draw:path draw:style-name="gr14" draw:text-style-name="P6" draw:layer="layout" svg:width="0.091cm" svg:height="0.232cm" svg:x="6.078cm" svg:y="6.90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4" draw:text-style-name="P6" draw:layer="layout" svg:width="0.419cm" svg:height="0.509cm" svg:x="6.377cm" svg:y="6.644cm" svg:viewBox="0 0 420 510" svg:d="M156 70c5-15 11-46 11-48 0-13-9-22-22-22-2 0-24 0-31 29l-112 448c-2 9-2 11-2 13 0 11 9 20 22 20 15 0 26-13 26-15 5-7 14-49 44-167 25 19 60 24 75 24 55 0 84-35 104-57 6 35 35 57 70 57 26 0 44-18 57-44 13-27 22-75 22-75 0-9-7-9-9-9-6 0-9 2-11 13-13 51-26 97-59 97-20 0-22-20-22-35 0-18 9-53 15-81l22-84c2-11 9-42 13-53 5-17 11-46 11-52 0-14-11-20-22-20-4 0-24 0-30 26l-38 145c-8 40-17 73-19 79 0 5-38 75-102 75-37 0-57-26-57-68 0-22 7-44 11-66z">
            <text:p/>
          </draw:path>
        </draw:g>
        <draw:g>
          <svg:title>TexMaths</svg:title>
          <svg:desc>22§display§\eta, I§svg§600§FALSE§</svg:desc>
          <draw:polygon draw:style-name="gr13" draw:text-style-name="P5" draw:layer="layout" svg:width="1.154cm" svg:height="0.676cm" svg:x="5.639cm" svg:y="9.949cm" svg:viewBox="0 0 1155 677" draw:points="576,677 0,677 0,0 1155,0 1155,677">
            <text:p/>
          </draw:polygon>
          <draw:path draw:style-name="gr14" draw:text-style-name="P6" draw:layer="layout" svg:width="0.362cm" svg:height="0.509cm" svg:x="5.661cm" svg:y="10.134cm" svg:viewBox="0 0 363 510" svg:d="M356 128c5-14 7-25 7-44 0-51-31-84-90-84-60 0-101 40-119 68-4-44-37-68-73-68-35 0-50 31-57 44-13 26-24 73-24 75 0 9 9 9 9 9 9 0 9 0 13-18 13-55 29-92 57-92 13 0 24 6 24 35 0 15-2 24-13 66l-44 178c-2 11-6 31-6 33 0 15 11 22 22 22 8 0 24-7 28-22 0-2 11-38 16-57l17-71c5-17 9-33 13-52 0-5 7-29 7-33 2-9 26-51 53-73 17-13 42-26 75-26 35 0 44 26 44 52 0 5 0 20-9 51l-88 356c-2 9-2 11-2 13 0 11 6 20 19 20 25 0 31-22 33-31z">
            <text:p/>
          </draw:path>
          <draw:path draw:style-name="gr14" draw:text-style-name="P6" draw:layer="layout" svg:width="0.091cm" svg:height="0.232cm" svg:x="6.116cm" svg:y="10.39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4" draw:text-style-name="P6" draw:layer="layout" svg:width="0.36cm" svg:height="0.529cm" svg:x="6.418cm" svg:y="9.947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</draw:g>
        <draw:g>
          <svg:title>TexMaths</svg:title>
          <svg:desc>22§display§\ket{\Psi}§svg§600§FALSE§</svg:desc>
          <draw:polygon draw:style-name="gr13" draw:text-style-name="P5" draw:layer="layout" svg:width="1.114cm" svg:height="0.771cm" svg:x="5.641cm" svg:y="13.05cm" svg:viewBox="0 0 1115 772" draw:points="559,772 0,772 0,0 1115,0 1115,772">
            <text:p/>
          </draw:polygon>
          <draw:path draw:style-name="gr14" draw:text-style-name="P6" draw:layer="layout" svg:width="0.032cm" svg:height="0.773cm" svg:x="5.733cm" svg:y="13.048cm" svg:viewBox="0 0 33 774" svg:d="M33 29c0-16 0-29-15-29-18 0-18 13-18 29v719c0 13 0 26 18 26 15 0 15-13 15-26z">
            <text:p/>
          </draw:path>
          <draw:path draw:style-name="gr14" draw:text-style-name="P6" draw:layer="layout" svg:width="0.514cm" svg:height="0.529cm" svg:x="5.901cm" svg:y="13.101cm" svg:viewBox="0 0 515 530" svg:d="M288 62c0-27 0-38 73-38h26v-24c-29 2-99 2-132 2-31 0-103 0-132-2v24h27c72 0 72 11 72 38v345c-101-29-105-148-105-198 0-95-36-108-69-108h-28c-11 0-20 0-20 7 0 4 2 9 7 9 26 4 46 15 46 105 0 18 2 79 39 132 31 42 77 64 130 70v44c0 27 0 38-72 38h-27v24c29-2 99-2 132-2 31 0 103 0 132 2v-24h-26c-73 0-73-9-73-38v-44c55-6 103-28 132-70 42-55 42-117 42-150 0-13 0-81 42-87 6 0 11 0 11-9 0-7-7-7-18-7h-31c-31 0-68 5-68 117-2 85-26 167-110 189z">
            <text:p/>
          </draw:path>
          <draw:path draw:style-name="gr14" draw:text-style-name="P6" draw:layer="layout" svg:width="0.173cm" svg:height="0.773cm" svg:x="6.496cm" svg:y="13.048cm" svg:viewBox="0 0 174 774" svg:d="M172 400c2-9 2-11 2-13s0-4-2-13l-139-356c-4-14-9-18-18-18-8 0-15 7-15 15 0 3 0 5 4 14l139 358-139 358c-4 9-4 11-4 14 0 8 7 15 15 15 11 0 14-7 18-15z">
            <text:p/>
          </draw:path>
        </draw:g>
        <draw:line draw:style-name="gr12" draw:text-style-name="P4" draw:layer="layout" svg:x1="8.047cm" svg:y1="10.441cm" svg:x2="8.047cm" svg:y2="10.041cm">
          <text:p/>
        </draw:lin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custom-shape draw:style-name="gr1" draw:text-style-name="P1" draw:layer="layout" svg:width="9.6cm" svg:height="6.6cm" svg:x="12.20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601cm" svg:height="3.91cm" svg:x="12.4cm" svg:y="3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9.6cm" svg:height="7cm" svg:x="4.4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8cm" svg:height="2.21cm" svg:x="11.6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798cm" svg:height="2.21cm" svg:x="7.5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4cm" svg:height="2.21cm" svg:x="2.3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4cm" svg:height="2.21cm" svg:x="5.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3.233cm" svg:height="0.89cm" svg:x="6.258cm" svg:y="4.21cm">
          <draw:text-box>
            <text:p text:style-name="P8"><text:span text:style-name="T1">G</text:span><text:span text:style-name="T1">P</text:span><text:span text:style-name="T1">方</text:span><text:span text:style-name="T1">程</text:span><text:span text:style-name="T1">式</text:span></text:p>
          </draw:text-box>
        </draw:frame>
        <draw:frame draw:style-name="gr9" draw:text-style-name="P9" draw:layer="layout" svg:width="3.558cm" svg:height="0.89cm" svg:x="2.8cm" svg:y="8.1cm">
          <draw:text-box>
            <text:p text:style-name="P8"><text:span text:style-name="T1">B</text:span><text:span text:style-name="T1">d</text:span><text:span text:style-name="T1">G</text:span><text:span text:style-name="T1">方</text:span><text:span text:style-name="T1">程</text:span><text:span text:style-name="T1">式</text:span></text:p>
          </draw:text-box>
        </draw:frame>
        <draw:frame draw:style-name="gr10" draw:text-style-name="P9" draw:layer="layout" svg:width="5.044cm" svg:height="0.89cm" svg:x="7.953cm" svg:y="11.3cm">
          <draw:text-box>
            <text:p text:style-name="P8"><text:span text:style-name="T1">Z</text:span><text:span text:style-name="T1">er</text:span><text:span text:style-name="T1">o</text:span><text:span text:style-name="T1">m</text:span><text:span text:style-name="T1">od</text:span><text:span text:style-name="T1">e</text:span><text:span text:style-name="T1">方</text:span><text:span text:style-name="T1">程</text:span><text:span text:style-name="T1">式</text:span></text:p>
          </draw:text-box>
        </draw:frame>
        <draw:frame draw:style-name="gr11" draw:text-style-name="P11" draw:layer="layout" svg:width="3.042cm" svg:height="0.89cm" svg:x="12.4cm" svg:y="7.11cm">
          <draw:text-box>
            <text:p text:style-name="P10"><text:span text:style-name="T1">量</text:span><text:span text:style-name="T1">子</text:span><text:span text:style-name="T1">補</text:span><text:span text:style-name="T1">正</text:span></text:p>
          </draw:text-box>
        </draw:frame>
        <draw:line draw:style-name="gr12" draw:text-style-name="P4" draw:layer="layout" svg:x1="5.027cm" svg:y1="6.426cm" svg:x2="5.266cm" svg:y2="6.105cm">
          <text:p/>
        </draw:line>
        <draw:line draw:style-name="gr12" draw:text-style-name="P4" draw:layer="layout" svg:x1="6.1cm" svg:y1="10.9cm" svg:x2="5.776cm" svg:y2="10.666cm">
          <text:p/>
        </draw:line>
        <draw:line draw:style-name="gr12" draw:text-style-name="P4" draw:layer="layout" svg:x1="13.558cm" svg:y1="9.723cm" svg:x2="13.317cm" svg:y2="10.043cm">
          <text:p/>
        </draw:line>
        <draw:line draw:style-name="gr12" draw:text-style-name="P4" draw:layer="layout" svg:x1="11.332cm" svg:y1="5.033cm" svg:x2="11.694cm" svg:y2="5.203cm">
          <text:p/>
        </draw:line>
        <draw:g>
          <svg:title>TexMaths</svg:title>
          <svg:desc>22§display§\xi, \mu§svg§600§FALSE§</svg:desc>
          <draw:polygon draw:style-name="gr13" draw:text-style-name="P5" draw:layer="layout" svg:width="1.18cm" svg:height="0.685cm" svg:x="5.638cm" svg:y="6.15cm" svg:viewBox="0 0 1181 686" draw:points="592,686 0,686 0,0 1181,0 1181,686">
            <text:p/>
          </draw:polygon>
          <draw:path draw:style-name="gr14" draw:text-style-name="P6" draw:layer="layout" svg:width="0.329cm" svg:height="0.698cm" svg:x="5.656cm" svg:y="6.146cm" svg:viewBox="0 0 330 699" svg:d="M101 303c-83 55-101 128-101 157 0 37 22 59 22 61 26 26 33 29 90 51l95 35c11 6 26 11 26 35 0 18-13 40-37 40-33 0-60-18-68-25-5-2-5-4-9-4-7 0-7 7-7 9 0 9 40 37 84 37 48 0 81-44 81-83 0-38-28-51-37-55-11-5-38-14-49-18-15-7-30-11-46-17l-46-18c-35-15-59-37-59-70 0-31 30-99 96-132 29 11 51 11 69 11 22 0 72 0 72-25 0-19-35-22-64-22-15 0-37 0-66 11-19-22-24-46-24-61 0-44 29-103 88-132 13 18 31 18 49 18 19 0 70 0 70-25 0-19-35-19-66-19-9 0-29 0-48 2-3-7-5-11-5-24 0-11 5-29 5-29 0-7-5-11-9-11-16 0-16 35-16 37 0 16 7 29 7 31-84 24-136 86-136 145 0 29 13 62 50 82zM229 81c11-4 28-4 37-4 27 0 29 2 42 4-5 3-13 7-46 7-16 0-24 0-33-7zM167 292c18-4 35-4 44-4 29 0 31 2 44 4-4 5-13 7-48 7-18 0-27 0-40-7z">
            <text:p/>
          </draw:path>
          <draw:path draw:style-name="gr14" draw:text-style-name="P6" draw:layer="layout" svg:width="0.091cm" svg:height="0.232cm" svg:x="6.078cm" svg:y="6.60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4" draw:text-style-name="P6" draw:layer="layout" svg:width="0.419cm" svg:height="0.509cm" svg:x="6.377cm" svg:y="6.344cm" svg:viewBox="0 0 420 510" svg:d="M156 70c5-15 11-46 11-48 0-13-9-22-22-22-2 0-24 0-31 29l-112 448c-2 9-2 11-2 13 0 11 9 20 22 20 15 0 26-13 26-15 5-7 14-49 44-167 25 19 60 24 75 24 55 0 84-35 104-57 6 35 35 57 70 57 26 0 44-18 57-44 13-27 22-75 22-75 0-9-7-9-9-9-6 0-9 2-11 13-13 51-26 97-59 97-20 0-22-20-22-35 0-18 9-53 15-81l22-84c2-11 9-42 13-53 5-17 11-46 11-52 0-14-11-20-22-20-4 0-24 0-30 26l-38 145c-8 40-17 73-19 79 0 5-38 75-102 75-37 0-57-26-57-68 0-22 7-44 11-66z">
            <text:p/>
          </draw:path>
        </draw:g>
        <draw:g>
          <svg:title>TexMaths</svg:title>
          <svg:desc>22§display§\eta, I§svg§600§FALSE§</svg:desc>
          <draw:polygon draw:style-name="gr13" draw:text-style-name="P5" draw:layer="layout" svg:width="1.154cm" svg:height="0.676cm" svg:x="6.239cm" svg:y="9.949cm" svg:viewBox="0 0 1155 677" draw:points="576,677 0,677 0,0 1155,0 1155,677">
            <text:p/>
          </draw:polygon>
          <draw:path draw:style-name="gr14" draw:text-style-name="P6" draw:layer="layout" svg:width="0.362cm" svg:height="0.509cm" svg:x="6.261cm" svg:y="10.134cm" svg:viewBox="0 0 363 510" svg:d="M356 128c5-14 7-25 7-44 0-51-31-84-90-84-60 0-101 40-119 68-4-44-37-68-73-68-35 0-50 31-57 44-13 26-24 73-24 75 0 9 9 9 9 9 9 0 9 0 13-18 13-55 29-92 57-92 13 0 24 6 24 35 0 15-2 24-13 66l-44 178c-2 11-6 31-6 33 0 15 11 22 22 22 8 0 24-7 28-22 0-2 11-38 16-57l17-71c5-17 9-33 13-52 0-5 7-29 7-33 2-9 26-51 53-73 17-13 42-26 75-26 35 0 44 26 44 52 0 5 0 20-9 51l-88 356c-2 9-2 11-2 13 0 11 6 20 19 20 25 0 31-22 33-31z">
            <text:p/>
          </draw:path>
          <draw:path draw:style-name="gr14" draw:text-style-name="P6" draw:layer="layout" svg:width="0.091cm" svg:height="0.232cm" svg:x="6.716cm" svg:y="10.39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4" draw:text-style-name="P6" draw:layer="layout" svg:width="0.36cm" svg:height="0.529cm" svg:x="7.018cm" svg:y="9.947cm" svg:viewBox="0 0 361 530" svg:d="M264 59c7-28 9-35 70-35 20 0 27 0 27-15 0-9-9-9-13-9-22 0-80 2-102 2-24 0-81-2-103-2-7 0-15 0-15 15 0 9 6 9 22 9 30 0 52 0 52 16 0 2 0 4-2 11l-105 420c-7 28-9 35-71 35-17 0-24 0-24 15 0 9 9 9 11 9 24 0 79-2 103-2 22 0 80 2 104 2 6 0 15 0 15-15 0-9-6-9-24-9-13 0-18 0-33-2-15 0-20-5-20-14 0-4 2-11 5-17z">
            <text:p/>
          </draw:path>
        </draw:g>
        <draw:g>
          <svg:title>TexMaths</svg:title>
          <svg:desc>22§display§\ket{\Psi}§svg§600§FALSE§</svg:desc>
          <draw:polygon draw:style-name="gr13" draw:text-style-name="P5" draw:layer="layout" svg:width="1.114cm" svg:height="0.771cm" svg:x="11.641cm" svg:y="9.25cm" svg:viewBox="0 0 1115 772" draw:points="559,772 0,772 0,0 1115,0 1115,772">
            <text:p/>
          </draw:polygon>
          <draw:path draw:style-name="gr14" draw:text-style-name="P6" draw:layer="layout" svg:width="0.032cm" svg:height="0.773cm" svg:x="11.733cm" svg:y="9.248cm" svg:viewBox="0 0 33 774" svg:d="M33 29c0-16 0-29-15-29-18 0-18 13-18 29v719c0 13 0 26 18 26 15 0 15-13 15-26z">
            <text:p/>
          </draw:path>
          <draw:path draw:style-name="gr14" draw:text-style-name="P6" draw:layer="layout" svg:width="0.514cm" svg:height="0.529cm" svg:x="11.901cm" svg:y="9.301cm" svg:viewBox="0 0 515 530" svg:d="M288 62c0-27 0-38 73-38h26v-24c-29 2-99 2-132 2-31 0-103 0-132-2v24h27c72 0 72 11 72 38v345c-101-29-105-148-105-198 0-95-36-108-69-108h-28c-11 0-20 0-20 7 0 4 2 9 7 9 26 4 46 15 46 105 0 18 2 79 39 132 31 42 77 64 130 70v44c0 27 0 38-72 38h-27v24c29-2 99-2 132-2 31 0 103 0 132 2v-24h-26c-73 0-73-9-73-38v-44c55-6 103-28 132-70 42-55 42-117 42-150 0-13 0-81 42-87 6 0 11 0 11-9 0-7-7-7-18-7h-31c-31 0-68 5-68 117-2 85-26 167-110 189z">
            <text:p/>
          </draw:path>
          <draw:path draw:style-name="gr14" draw:text-style-name="P6" draw:layer="layout" svg:width="0.173cm" svg:height="0.773cm" svg:x="12.496cm" svg:y="9.248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0§display§\ev{\varphi^\dagger\varphi}, \ev{\varphi\varphi}§svg§600§FALSE§</svg:desc>
          <draw:polygon draw:style-name="gr13" draw:text-style-name="P5" draw:layer="layout" svg:width="3.771cm" svg:height="0.875cm" svg:x="8.543cm" svg:y="5.755cm" svg:viewBox="0 0 3772 876" draw:points="1886,876 0,876 0,0 3772,0 3772,876">
            <text:p/>
          </draw:polygon>
          <draw:path draw:style-name="gr14" draw:text-style-name="P6" draw:layer="layout" svg:width="0.209cm" svg:height="0.845cm" svg:x="8.611cm" svg:y="5.789cm" svg:viewBox="0 0 210 846" svg:d="M180 830c4 12 6 16 16 16 6 0 14-6 14-14 0-2 0-4-4-14l-176-396 176-394c4-10 4-14 4-14 0-8-8-14-14-14-10 0-12 6-16 14l-176 396c-4 8-4 12-4 12 0 2 0 4 4 14z">
            <text:p/>
          </draw:path>
          <draw:path draw:style-name="gr14" draw:text-style-name="P6" draw:layer="layout" svg:width="0.401cm" svg:height="0.465cm" svg:x="8.911cm" svg:y="6.075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14" draw:text-style-name="P6" draw:layer="layout" svg:width="0.183cm" svg:height="0.453cm" svg:x="9.371cm" svg:y="5.749cm" svg:viewBox="0 0 184 454" svg:d="M98 142c8 0 12 0 28 4 16 6 28 8 36 8 20 0 22-14 22-20 0-4-2-18-22-18-8 0-20 2-36 8-16 4-20 4-28 4 0-16 4-38 6-52 2-10 8-36 8-54 0-14-8-22-20-22-10 0-20 6-20 22 0 18 4 42 8 58 0 6 6 30 6 48-8 0-12 0-28-4-16-6-28-8-36-8-20 0-22 14-22 18s2 20 22 20c8 0 20-2 36-8 16-4 20-4 28-4 0 12-4 28-6 38-8 30-8 34-8 60 0 96 10 196 12 206 0 4 2 8 8 8 8 0 8-4 8-10 0 0 4-44 6-74 4-44 6-86 6-130 0-26 0-30-8-62 0-4-6-24-6-36z">
            <text:p/>
          </draw:path>
          <draw:path draw:style-name="gr14" draw:text-style-name="P6" draw:layer="layout" svg:width="0.401cm" svg:height="0.465cm" svg:x="9.661cm" svg:y="6.075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4" draw:text-style-name="P6" draw:layer="layout" svg:width="0.209cm" svg:height="0.845cm" svg:x="10.143cm" svg:y="5.789cm" svg:viewBox="0 0 210 846" svg:d="M180 422l-176 396c-4 10-4 12-4 14 0 8 6 14 14 14 10 0 12-6 16-16l176-394c4-10 4-12 4-14 0 0 0-4-4-12l-176-394c-6-12-8-16-16-16s-14 6-14 14c0 0 0 4 4 14z">
            <text:p/>
          </draw:path>
          <draw:path draw:style-name="gr14" draw:text-style-name="P6" draw:layer="layout" svg:width="0.083cm" svg:height="0.211cm" svg:x="10.597cm" svg:y="6.311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14" draw:text-style-name="P6" draw:layer="layout" svg:width="0.157cm" svg:height="0.703cm" svg:x="10.925cm" svg:y="5.859cm" svg:viewBox="0 0 158 704" svg:d="M156 26c2-6 2-8 2-12 0-8-6-14-14-14-6 0-10 4-16 16l-124 324c-2 4-4 8-4 12 0 2 0 4 4 12l124 324c2 8 6 16 16 16 8 0 14-6 14-14 0-2 0-2-2-10l-126-328z">
            <text:p/>
          </draw:path>
          <draw:path draw:style-name="gr14" draw:text-style-name="P6" draw:layer="layout" svg:width="0.401cm" svg:height="0.465cm" svg:x="11.157cm" svg:y="6.075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4" draw:text-style-name="P6" draw:layer="layout" svg:width="0.401cm" svg:height="0.465cm" svg:x="11.615cm" svg:y="6.075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14" draw:text-style-name="P6" draw:layer="layout" svg:width="0.157cm" svg:height="0.703cm" svg:x="12.079cm" svg:y="5.859cm" svg:viewBox="0 0 158 704" svg:d="M156 364c2-8 2-10 2-12s0-4-2-12l-126-324c-4-12-8-16-16-16s-14 6-14 14c0 2 0 4 4 12l126 326-126 326c-4 8-4 10-4 12 0 8 6 14 14 14 10 0 12-6 16-14z">
            <text:p/>
          </draw:path>
        </draw:g>
        <draw:custom-shape draw:style-name="gr15" draw:text-style-name="P1" draw:layer="layout" svg:width="7.499cm" svg:height="2.21cm" svg:x="18.901cm" svg:y="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6.217cm" svg:height="0.89cm" svg:x="19.8cm" svg:y="7.11cm">
          <draw:text-box>
            <text:p text:style-name="P10"><text:span text:style-name="T1">熱力学ポテンシャル</text:span></text:p>
          </draw:text-box>
        </draw:frame>
        <draw:line draw:style-name="gr12" draw:text-style-name="P4" draw:layer="layout" svg:x1="17.272cm" svg:y1="11.005cm" svg:x2="16.872cm" svg:y2="11.005cm">
          <text:p/>
        </draw:line>
        <draw:g>
          <svg:title>TexMaths</svg:title>
          <svg:desc>22§display§\xi, \eta, \ket{\Psi}§svg§600§FALSE§</svg:desc>
          <draw:polygon draw:style-name="gr13" draw:text-style-name="P5" draw:layer="layout" svg:width="2.584cm" svg:height="0.771cm" svg:x="15.943cm" svg:y="9.752cm" svg:viewBox="0 0 2585 772" draw:points="1291,772 0,772 0,0 2585,0 2585,772">
            <text:p/>
          </draw:polygon>
          <draw:path draw:style-name="gr14" draw:text-style-name="P6" draw:layer="layout" svg:width="0.329cm" svg:height="0.698cm" svg:x="15.961cm" svg:y="9.792cm" svg:viewBox="0 0 330 699" svg:d="M101 303c-83 55-101 128-101 157 0 37 22 59 22 61 26 27 33 29 90 51l95 35c11 6 26 11 26 35 0 18-13 40-37 40-33 0-60-18-68-25-5-2-5-4-9-4-7 0-7 7-7 9 0 9 40 37 84 37 48 0 81-44 81-83 0-38-28-51-37-55-11-5-38-13-49-18-15-6-30-11-46-17l-46-18c-35-15-59-37-59-70 0-31 30-99 96-132 29 11 51 11 69 11 22 0 72 0 72-25 0-19-35-22-64-22-15 0-37 0-66 11-19-22-24-46-24-61 0-44 29-103 88-132 13 18 31 18 49 18 19 0 70 0 70-25 0-19-35-19-66-19-9 0-29 0-48 2-3-7-5-11-5-24 0-11 5-29 5-29 0-7-5-11-9-11-16 0-16 35-16 37 0 16 7 29 7 31-84 24-136 86-136 145 0 29 13 62 50 82zM229 81c11-4 28-4 37-4 27 0 29 2 42 4-4 3-13 7-46 7-16 0-24 0-33-7zM167 292c18-4 35-4 44-4 29 0 31 2 44 4-4 5-13 7-48 7-18 0-27 0-40-7z">
            <text:p/>
          </draw:path>
          <draw:path draw:style-name="gr14" draw:text-style-name="P6" draw:layer="layout" svg:width="0.091cm" svg:height="0.232cm" svg:x="16.383cm" svg:y="10.247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4" draw:text-style-name="P6" draw:layer="layout" svg:width="0.362cm" svg:height="0.509cm" svg:x="16.68cm" svg:y="9.987cm" svg:viewBox="0 0 363 510" svg:d="M356 128c5-14 7-25 7-44 0-51-31-84-90-84-60 0-101 40-119 68-4-44-37-68-73-68-35 0-50 31-57 44-13 26-24 73-24 75 0 9 9 9 9 9 9 0 9 0 13-18 13-55 29-92 57-92 13 0 24 6 24 35 0 15-2 24-13 66l-44 178c-2 11-6 31-6 33 0 15 11 22 22 22 8 0 24-7 28-22 0-2 11-38 16-57l17-71c5-17 9-33 13-52 0-5 7-29 7-33 2-9 26-51 53-73 17-13 42-26 75-26 35 0 44 26 44 52 0 5 0 20-9 51l-88 356c-2 9-2 11-2 13 0 11 6 20 19 20 25 0 31-22 33-31z">
            <text:p/>
          </draw:path>
          <draw:path draw:style-name="gr14" draw:text-style-name="P6" draw:layer="layout" svg:width="0.091cm" svg:height="0.232cm" svg:x="17.135cm" svg:y="10.247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4" draw:text-style-name="P6" draw:layer="layout" svg:width="0.032cm" svg:height="0.773cm" svg:x="17.503cm" svg:y="9.75cm" svg:viewBox="0 0 33 774" svg:d="M33 29c0-16 0-29-15-29-18 0-18 13-18 29v719c0 13 0 26 18 26 15 0 15-13 15-26z">
            <text:p/>
          </draw:path>
          <draw:path draw:style-name="gr14" draw:text-style-name="P6" draw:layer="layout" svg:width="0.514cm" svg:height="0.529cm" svg:x="17.67cm" svg:y="9.803cm" svg:viewBox="0 0 515 530" svg:d="M288 62c0-27 0-38 73-38h26v-24c-28 2-99 2-132 2-31 0-103 0-132-2v24h27c72 0 72 11 72 38v345c-101-29-105-148-105-198 0-95-36-108-69-108h-28c-11 0-20 0-20 7 0 4 2 9 7 9 26 4 46 15 46 105 0 18 2 79 39 132 31 42 77 64 130 70v44c0 27 0 38-72 38h-27v24c29-2 99-2 132-2 31 0 104 0 132 2v-24h-26c-73 0-73-9-73-38v-44c55-6 104-28 132-70 42-55 42-117 42-150 0-13 0-81 42-87 6 0 11 0 11-9 0-7-7-7-18-7h-31c-30 0-68 5-68 117-2 85-26 167-110 189z">
            <text:p/>
          </draw:path>
          <draw:path draw:style-name="gr14" draw:text-style-name="P6" draw:layer="layout" svg:width="0.173cm" svg:height="0.773cm" svg:x="18.268cm" svg:y="9.75cm" svg:viewBox="0 0 174 774" svg:d="M172 400c2-9 2-11 2-13s0-4-2-13l-139-356c-4-14-9-18-18-18-8 0-15 7-15 15 0 3 0 5 4 14l139 358-139 358c-4 9-4 11-4 14 0 8 7 15 15 15 11 0 14-7 18-15z">
            <text:p/>
          </draw:path>
        </draw:g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ゴシック1" svg:font-family="'IPA Pゴシック'" style:font-pitch="variable"/>
    <style:font-face style:name="Liberation Sans1" svg:font-family="'Liberation Sans'" style:font-pitch="variable"/>
    <style:font-face style:name="ゆたココ(P)" svg:font-family="ゆたココ(P)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17:45:40.598877968</meta:creation-date>
    <dc:date>2016-08-12T17:57:14.973994531</dc:date>
    <meta:editing-duration>PT2H4M49S</meta:editing-duration>
    <meta:editing-cycles>23</meta:editing-cycles>
    <meta:generator>LibreOffice/5.1.4.2$Linux_X86_64 LibreOffice_project/10m0$Build-2</meta:generator>
    <meta:document-statistic meta:object-count="202"/>
    <meta:user-defined meta:name="TexMathsIgnorePreamble">FALSE</meta:user-defined>
    <meta:user-defined meta:name="TexMathsPreamble">%\usepackage{amsmath}§%\usepackage{amssymb}§%\usepackage[usenames]{color}§§\input{/home/jabberwocky/.macro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